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c33" officeooo:paragraph-rsid="0017fc33"/>
    </style:style>
    <style:style style:name="P2" style:family="paragraph" style:parent-style-name="Standard">
      <style:text-properties officeooo:rsid="0017fc33" officeooo:paragraph-rsid="001907b1"/>
    </style:style>
    <style:style style:name="P3" style:family="paragraph" style:parent-style-name="Standard">
      <style:text-properties officeooo:rsid="001a333d" officeooo:paragraph-rsid="001a333d"/>
    </style:style>
    <style:style style:name="P4" style:family="paragraph" style:parent-style-name="Standard">
      <style:text-properties officeooo:rsid="001c2a45" officeooo:paragraph-rsid="001c2a45"/>
    </style:style>
    <style:style style:name="P5" style:family="paragraph" style:parent-style-name="Standard">
      <style:text-properties officeooo:rsid="001cf5de" officeooo:paragraph-rsid="001cf5de"/>
    </style:style>
    <style:style style:name="P6" style:family="paragraph" style:parent-style-name="Standard">
      <style:text-properties officeooo:rsid="001d2479" officeooo:paragraph-rsid="001d2479"/>
    </style:style>
    <style:style style:name="T1" style:family="text">
      <style:text-properties officeooo:rsid="00190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i on ne met pas le bon mot de passe on à un message d’erreur:</text:p>
      <text:p text:style-name="P1"/>
      <text:p text:style-name="P1">SQLSTATE[HY000] [1045] Access denied for user 'snir'@'pommier4.depinfo.touchard.edu' (using password: YES)</text:p>
      <text:p text:style-name="P1"/>
      <text:p text:style-name="P2"><text:span text:style-name="T1">2</text:span>. Si on ne met pas le bon <text:span text:style-name="T1">nom de la table</text:span> on à un message d’erreur:</text:p>
      <text:p text:style-name="P2"/>
      <text:p text:style-name="P2">SQLSTATE[HY000] [1049] Unknown database 'TD2nbertault'</text:p>
      <text:p text:style-name="P2"/>
      <text:p text:style-name="P3">3. Rien ne s’affiche car il n’arrive pas à trouver de champs associer à ce nom.</text:p>
      <text:p text:style-name="P3"/>
      <text:p text:style-name="P4">4.Un message s’affiche pour dire qu’il ne sont pas renseignés.</text:p>
      <text:p text:style-name="P4"/>
      <text:p text:style-name="P5">5. Un message d’erreur s’affiche:</text:p>
      <text:p text:style-name="P5"/>
      <text:p text:style-name="P5">SQLSTATE[23000]: Integrity constraint violation: 1452 Cannot add or update a child row: a foreign key constraint fails (`TD2_nbertault`.`participants`, CONSTRAINT `participants_ibfk_1` FOREIGN KEY (`idcours`) REFERENCES `cours` (`idcours`))</text:p>
      <text:p text:style-name="P5"/>
      <text:p text:style-name="P6">6.À chaque essai le nouveau nom et son id son ajoutés au tableau participa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6:54.048513553</meta:creation-date>
    <meta:generator>LibreOffice/7.5.5.2$Linux_X86_64 LibreOffice_project/50$Build-2</meta:generator>
    <dc:date>2024-04-16T09:11:20.242652345</dc:date>
    <meta:editing-duration>PT24M24S</meta:editing-duration>
    <meta:editing-cycles>6</meta:editing-cycles>
    <meta:document-statistic meta:table-count="0" meta:image-count="0" meta:object-count="0" meta:page-count="1" meta:paragraph-count="9" meta:word-count="119" meta:character-count="785" meta:non-whitespace-character-count="675"/>
  </office:meta>
</office:document-meta>
</file>